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4c61" officeooo:paragraph-rsid="00104c61"/>
    </style:style>
    <style:style style:name="P2" style:family="paragraph" style:parent-style-name="Standard">
      <style:text-properties style:text-underline-style="solid" style:text-underline-width="auto" style:text-underline-color="font-color" officeooo:rsid="00104c61" officeooo:paragraph-rsid="001090c9"/>
    </style:style>
    <style:style style:name="P3" style:family="paragraph" style:parent-style-name="Standard">
      <style:text-properties style:text-underline-style="none" officeooo:rsid="00104c61" officeooo:paragraph-rsid="00104c61"/>
    </style:style>
    <style:style style:name="P4" style:family="paragraph" style:parent-style-name="Standard">
      <style:text-properties style:text-underline-style="none" officeooo:rsid="00104c61" officeooo:paragraph-rsid="001090c9"/>
    </style:style>
    <style:style style:name="P5" style:family="paragraph" style:parent-style-name="Standard">
      <style:text-properties style:text-underline-style="none" fo:font-weight="bold" officeooo:rsid="00104c61" officeooo:paragraph-rsid="00104c61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04c61" officeooo:paragraph-rsid="001090c9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04c61" officeooo:paragraph-rsid="00104c6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4c61" officeooo:paragraph-rsid="00104c61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04c61" officeooo:paragraph-rsid="00104c61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04c61" officeooo:paragraph-rsid="001090c9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104c61" officeooo:paragraph-rsid="00104c61" style:font-weight-asian="normal" style:font-weight-complex="normal"/>
    </style:style>
    <style:style style:name="P12" style:family="paragraph" style:parent-style-name="Standard" style:list-style-name="L3">
      <style:text-properties style:text-underline-style="none" fo:font-weight="normal" officeooo:rsid="00104c61" officeooo:paragraph-rsid="00104c61" style:font-weight-asian="normal" style:font-weight-complex="normal"/>
    </style:style>
    <style:style style:name="P13" style:family="paragraph" style:parent-style-name="Standard" style:list-style-name="L4">
      <style:text-properties style:text-underline-style="none" fo:font-weight="normal" officeooo:rsid="00104c61" officeooo:paragraph-rsid="00104c61" style:font-weight-asian="normal" style:font-weight-complex="normal"/>
    </style:style>
    <style:style style:name="P14" style:family="paragraph" style:parent-style-name="Standard" style:list-style-name="L5">
      <style:text-properties style:text-underline-style="none" fo:font-weight="normal" officeooo:rsid="00104c61" officeooo:paragraph-rsid="00104c6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04c61" officeooo:paragraph-rsid="001090c9" style:font-weight-asian="normal" style:font-weight-complex="normal"/>
    </style:style>
    <style:style style:name="P16" style:family="paragraph" style:parent-style-name="Standard" style:list-style-name="L6">
      <style:text-properties style:text-underline-style="none" fo:font-weight="normal" officeooo:rsid="00104c61" officeooo:paragraph-rsid="001090c9" style:font-weight-asian="normal" style:font-weight-complex="normal"/>
    </style:style>
    <style:style style:name="P17" style:family="paragraph" style:parent-style-name="Standard" style:list-style-name="L7">
      <style:text-properties style:text-underline-style="none" fo:font-weight="normal" officeooo:rsid="00104c61" officeooo:paragraph-rsid="001090c9" style:font-weight-asian="normal" style:font-weight-complex="normal"/>
    </style:style>
    <style:style style:name="P18" style:family="paragraph" style:parent-style-name="Standard" style:list-style-name="L8">
      <style:text-properties style:text-underline-style="none" fo:font-weight="normal" officeooo:rsid="00104c61" officeooo:paragraph-rsid="001090c9" style:font-weight-asian="normal" style:font-weight-complex="normal"/>
    </style:style>
    <style:style style:name="P19" style:family="paragraph" style:parent-style-name="Standard" style:list-style-name="L9">
      <style:text-properties style:text-underline-style="none" fo:font-weight="normal" officeooo:rsid="00104c61" officeooo:paragraph-rsid="001090c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05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finale de la rentrée Janvier 2024 – Premières</text:p>
      <text:p text:style-name="P1"/>
      <text:p text:style-name="P3">Chapitre: « Should we leave things to chance ? »</text:p>
      <text:p text:style-name="P3"/>
      <text:p text:style-name="P5">Grammaire <text:span text:style-name="T1">:</text:span></text:p>
      <text:p text:style-name="P7">Temps :</text:p>
      <text:list xml:id="list2066463026" text:style-name="L1">
        <text:list-item>
          <text:p text:style-name="P9">Présent simple</text:p>
        </text:list-item>
        <text:list-item>
          <text:p text:style-name="P9">Présent continu</text:p>
        </text:list-item>
        <text:list-item>
          <text:p text:style-name="P9">Preterit</text:p>
        </text:list-item>
      </text:list>
      <text:p text:style-name="P7">Syntaxe (ordre des mots dans une phrase) :</text:p>
      <text:list xml:id="list1071077355" text:style-name="L2">
        <text:list-item>
          <text:p text:style-name="P11">Phrases affirmatives (SVC)</text:p>
        </text:list-item>
        <text:list-item>
          <text:p text:style-name="P11">Questions fermées (Do + Sujet) et questions ouvertes (Wh-words)</text:p>
        </text:list-item>
        <text:list-item>
          <text:p text:style-name="P11">Place de l’adjectif dans la phrase</text:p>
        </text:list-item>
      </text:list>
      <text:p text:style-name="P7"/>
      <text:p text:style-name="P5">Vocabulaire <text:span text:style-name="T1">:</text:span></text:p>
      <text:list xml:id="list3709472603" text:style-name="L3">
        <text:list-item>
          <text:p text:style-name="P12">Tout le vocabulaire du chapitre (mots traduits et mots utilisés dans les traces écrites)</text:p>
        </text:list-item>
        <text:list-item>
          <text:p text:style-name="P12">Voir la liste non-exhaustive sur Quizlet</text:p>
        </text:list-item>
      </text:list>
      <text:p text:style-name="P7"/>
      <text:p text:style-name="P5">Contenu <text:span text:style-name="T1">: </text:span></text:p>
      <text:list xml:id="list3974903176" text:style-name="L4">
        <text:list-item>
          <text:p text:style-name="P13">Etre capable de parler du film Gattaca, des thèmes abordés, de l’histoire dans les grandes lignes</text:p>
        </text:list-item>
        <text:list-item>
          <text:p text:style-name="P13">Etre capable de parler des inégalités, de l’injustice, de la lutte, de l’engagement etc. (voir chapitre 1)</text:p>
        </text:list-item>
      </text:list>
      <text:p text:style-name="P7"/>
      <text:p text:style-name="P5">Format de l’évaluation :</text:p>
      <text:list xml:id="list522046078" text:style-name="L5">
        <text:list-item>
          <text:p text:style-name="P14">Expression écrite (2 questions)</text:p>
        </text:list-item>
        <text:list-item>
          <text:p text:style-name="P14">Traduction de mots et/ou de phrases simples tirés <text:span text:style-name="T2">du</text:span> cours</text:p>
        </text:list-item>
      </text:list>
      <text:p text:style-name="P7"/>
      <text:p text:style-name="P7"/>
      <text:p text:style-name="P7"/>
      <text:p text:style-name="P7"/>
      <text:p text:style-name="P7"/>
      <text:p text:style-name="P2">Evaluation finale de la rentrée Janvier 2024 – Premières</text:p>
      <text:p text:style-name="P2"/>
      <text:p text:style-name="P4">Chapitre: « Should we leave things to chance ? »</text:p>
      <text:p text:style-name="P4"/>
      <text:p text:style-name="P6">Grammaire <text:span text:style-name="T1">:</text:span></text:p>
      <text:p text:style-name="P15">Temps :</text:p>
      <text:list xml:id="list94242618465897" text:continue-list="list2066463026" text:style-name="L1">
        <text:list-item>
          <text:p text:style-name="P10">Présent simple</text:p>
        </text:list-item>
        <text:list-item>
          <text:p text:style-name="P10">Présent continu</text:p>
        </text:list-item>
        <text:list-item>
          <text:p text:style-name="P10">Preterit</text:p>
        </text:list-item>
      </text:list>
      <text:p text:style-name="P15">Syntaxe (ordre des mots dans une phrase) :</text:p>
      <text:list xml:id="list531955488" text:style-name="L6">
        <text:list-item>
          <text:p text:style-name="P16">Phrases affirmatives (SVC)</text:p>
        </text:list-item>
        <text:list-item>
          <text:p text:style-name="P16">Questions fermées (Do + Sujet) et questions ouvertes (Wh-words)</text:p>
        </text:list-item>
        <text:list-item>
          <text:p text:style-name="P16">Place de l’adjectif dans la phrase</text:p>
        </text:list-item>
      </text:list>
      <text:p text:style-name="P15"/>
      <text:p text:style-name="P6">Vocabulaire <text:span text:style-name="T1">:</text:span></text:p>
      <text:list xml:id="list205510775" text:style-name="L7">
        <text:list-item>
          <text:p text:style-name="P17">Tout le vocabulaire du chapitre (mots traduits et mots utilisés dans les traces écrites)</text:p>
        </text:list-item>
        <text:list-item>
          <text:p text:style-name="P17">Voir la liste non-exhaustive sur Quizlet</text:p>
        </text:list-item>
      </text:list>
      <text:p text:style-name="P15"/>
      <text:p text:style-name="P6">Contenu <text:span text:style-name="T1">: </text:span></text:p>
      <text:list xml:id="list1176434123" text:style-name="L8">
        <text:list-item>
          <text:p text:style-name="P18">Etre capable de parler du film Gattaca, des thèmes abordés, de l’histoire dans les grandes lignes</text:p>
        </text:list-item>
        <text:list-item>
          <text:p text:style-name="P18">Etre capable de parler des inégalités, de l’injustice, de la lutte, de l’engagement etc. (voir chapitre 1)</text:p>
        </text:list-item>
      </text:list>
      <text:p text:style-name="P15"/>
      <text:p text:style-name="P6">Format de l’évaluation :</text:p>
      <text:list xml:id="list1927379371" text:style-name="L9">
        <text:list-item>
          <text:p text:style-name="P19">Expression écrite (2 questions)</text:p>
        </text:list-item>
        <text:list-item>
          <text:p text:style-name="P19">Traduction de mots et/ou de phrases simples tirés <text:span text:style-name="T2">du</text:span> cou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009cm" fo:margin-right="0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34:31.474502041</meta:creation-date>
    <dc:date>2023-12-13T09:42:40.690429854</dc:date>
    <meta:editing-duration>PT7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280" meta:character-count="1606" meta:non-whitespace-character-count="1386"/>
  </office:meta>
</office:document-meta>
</file>